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658" officeooo:paragraph-rsid="00000658"/>
    </style:style>
    <style:style style:name="P2" style:family="paragraph" style:parent-style-name="Standard">
      <style:text-properties officeooo:rsid="0001685d" officeooo:paragraph-rsid="0001685d"/>
    </style:style>
    <style:style style:name="P3" style:family="paragraph" style:parent-style-name="Standard">
      <style:text-properties officeooo:rsid="00027ac4" officeooo:paragraph-rsid="00027ac4"/>
    </style:style>
    <style:style style:name="P4" style:family="paragraph" style:parent-style-name="Standard">
      <style:text-properties officeooo:rsid="0003f911" officeooo:paragraph-rsid="0003f911"/>
    </style:style>
    <style:style style:name="T1" style:family="text">
      <style:text-properties officeooo:rsid="0001288c"/>
    </style:style>
    <style:style style:name="T2" style:family="text">
      <style:text-properties officeooo:rsid="0003f911"/>
    </style:style>
    <style:style style:name="T3" style:family="text">
      <style:text-properties officeooo:rsid="0005ae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ple <text:span text:style-name="T3">781</text:span>-860</text:p>
      <text:p text:style-name="P4">Banana 700-<text:span text:style-name="T3">780</text:span></text:p>
      <text:p text:style-name="P4">Lemon 640-699</text:p>
      <text:p text:style-name="P3">Cucumber <text:span text:style-name="T2">500</text:span>-<text:span text:style-name="T2">639</text:span></text:p>
      <text:p text:style-name="P3"/>
      <text:p text:style-name="P3"/>
      <text:p text:style-name="P3"/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1:22:12.099711097</meta:creation-date>
    <dc:date>2017-06-01T10:55:02.387151641</dc:date>
    <meta:editing-duration>PT1H9M43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8" meta:character-count="56" meta:non-whitespace-character-count="52"/>
  </office:meta>
</office:document-meta>
</file>